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25in" style:rel-column-width="324*"/>
    </style:style>
    <style:style style:name="SuiviLivrable.B" style:family="table-column">
      <style:table-column-properties style:column-width="4.0132in" style:rel-column-width="5779*"/>
    </style:style>
    <style:style style:name="SuiviLivrable.C" style:family="table-column">
      <style:table-column-properties style:column-width="1.4708in" style:rel-column-width="2118*"/>
    </style:style>
    <style:style style:name="SuiviLivrable.D" style:family="table-column">
      <style:table-column-properties style:column-width="1.491in" style:rel-column-width="2147*"/>
    </style:style>
    <style:style style:name="SuiviLivrable.E" style:family="table-column">
      <style:table-column-properties style:column-width="1.3986in" style:rel-column-width="2014*"/>
    </style:style>
    <style:style style:name="SuiviLivrable.F" style:family="table-column">
      <style:table-column-properties style:column-width="0.8264in" style:rel-column-width="1190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3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4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5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6" style:family="paragraph" style:parent-style-name="Standard">
      <style:text-properties style:font-name="Calibri" fo:language="fr" fo:country="FR" fo:font-weight="bold" style:font-weight-asian="bold"/>
    </style:style>
    <style:style style:name="P7" style:family="paragraph" style:parent-style-name="Standard">
      <style:text-properties fo:font-size="11pt" fo:language="fr" fo:country="FR" style:font-size-asian="11pt" style:font-size-complex="11pt"/>
    </style:style>
    <style:style style:name="P8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FICHE DE SUIVI LIVRABLE</text:p>
      <text:p text:style-name="P6"/>
      <text:p text:style-name="P7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7"><text:span text:style-name="T3"><text:tab/><text:tab/><text:tab/>RQ: </text:span><text:span text:style-name="T3">Billy PITIOT</text:span><text:span text:style-name="T3"><text:tab/><text:tab/><text:tab/><text:tab/><text:tab/> <text:s text:c="9"/>Henrique Gaspar NOGUIERA, Leandro MATTIOLI</text:span></text:p>
      <text:p text:style-name="P4"/>
      <text:p text:style-name="P5">NOM LIVRABLE:</text:p>
      <text:p text:style-name="P5"/>
      <text:p text:style-name="P5">DATE PREVUE DE REMISE:</text:p>
      <text:p text:style-name="P5"/>
      <text:p text:style-name="P5">DATE REELLE DE REMISE:</text:p>
      <text:p text:style-name="P5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2">N<text:span text:style-name="T4">o</text:span></text:p>
          </table:table-cell>
          <table:table-cell table:style-name="SuiviLivrable.A1" office:value-type="string">
            <text:p text:style-name="P2">Tâche</text:p>
          </table:table-cell>
          <table:table-cell table:style-name="SuiviLivrable.A1" office:value-type="string">
            <text:p text:style-name="P2">Personne en charge</text:p>
          </table:table-cell>
          <table:table-cell table:style-name="SuiviLivrable.A1" office:value-type="string">
            <text:p text:style-name="P2">Date début réalisation</text:p>
          </table:table-cell>
          <table:table-cell table:style-name="SuiviLivrable.A1" office:value-type="string">
            <text:p text:style-name="P2">Date fin réalisation</text:p>
          </table:table-cell>
          <table:table-cell table:style-name="SuiviLivrable.F1" office:value-type="string">
            <text:p text:style-name="P2">Réalisé</text:p>
          </table:table-cell>
        </table:table-row>
        <table:table-row>
          <table:table-cell table:style-name="SuiviLivrable.A2" office:value-type="float" office:value="1">
            <text:p text:style-name="P2">1</text:p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F2" office:value-type="string">
            <text:p text:style-name="P1"/>
          </table:table-cell>
        </table:table-row>
        <table:table-row>
          <table:table-cell table:style-name="SuiviLivrable.A2" office:value-type="float" office:value="2">
            <text:p text:style-name="P2">2</text:p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F2" office:value-type="string">
            <text:p text:style-name="P1"/>
          </table:table-cell>
        </table:table-row>
        <table:table-row>
          <table:table-cell table:style-name="SuiviLivrable.A2" office:value-type="float" office:value="3">
            <text:p text:style-name="P2">3</text:p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F2" office:value-type="string">
            <text:p text:style-name="P1"/>
          </table:table-cell>
        </table:table-row>
        <table:table-row>
          <table:table-cell table:style-name="SuiviLivrable.A2" office:value-type="float" office:value="4">
            <text:p text:style-name="P2">4</text:p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F2" office:value-type="string">
            <text:p text:style-name="P1"/>
          </table:table-cell>
        </table:table-row>
        <table:table-row>
          <table:table-cell table:style-name="SuiviLivrable.A2" office:value-type="float" office:value="5">
            <text:p text:style-name="P2">5</text:p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F2" office:value-type="string">
            <text:p text:style-name="P1"/>
          </table:table-cell>
        </table:table-row>
      </table:table>
      <text:p text:style-name="P5"/>
      <text:p text:style-name="P3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1-05T22:36:11.65</dc:date>
    <dc:creator>M </dc:creator>
    <meta:editing-duration>PT00H08M02S</meta:editing-duration>
    <meta:editing-cycles>2</meta:editing-cycles>
    <meta:generator>OpenOffice.org/3.2$Win32 OpenOffice.org_project/320m18$Build-9502</meta:generator>
    <meta:document-statistic meta:table-count="1" meta:image-count="0" meta:object-count="0" meta:page-count="1" meta:paragraph-count="18" meta:word-count="58" meta:character-count="369"/>
  </office:meta>
</office:document-meta>
</file>